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>
            <text:p>Rep Change: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table:style-name="ce2" office:value-type="string">
            <text:p>Star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Specials</text:p>
          </table:table-cell>
          <table:table-cell table:style-name="ce2" office:value-type="string">
            <text:p>Spawn</text:p>
          </table:table-cell>
          <table:table-cell table:style-name="ce2" office:value-type="string">
            <text:p>Rep</text:p>
          </table:table-cell>
          <table:table-cell table:style-name="ce2" office:value-type="string">
            <text:p>Total Rep</text:p>
          </table:table-cell>
          <table:table-cell table:style-name="ce2" office:value-type="string">
            <text:p>Floor Total</text:p>
          </table:table-cell>
          <table:table-cell table:style-name="ce2" office:value-type="string">
            <text:p>Floor Cost</text:p>
          </table:table-cell>
          <table:table-cell table:style-name="ce2" office:value-type="string">
            <text:p>Base Profit</text:p>
          </table:table-cell>
          <table:table-cell table:style-name="ce2" office:value-type="string">
            <text:p>pp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formula="of:=60/(23-(3*[.A4]))+(3*[.C4])" office:value-type="float" office:value="3">
            <text:p>3</text:p>
          </table:table-cell>
          <table:table-cell table:formula="of:=[.B4]*[.D4]*[.$B$1]" office:value-type="float" office:value="30">
            <text:p>30</text:p>
          </table:table-cell>
          <table:table-cell table:formula="of:=SUM([.$E$4:.E4])" office:value-type="float" office:value="30">
            <text:p>30</text:p>
          </table:table-cell>
          <table:table-cell office:value-type="float" office:value="750">
            <text:p>750</text:p>
          </table:table-cell>
          <table:table-cell table:formula="of:=[.G4]" office:value-type="float" office:value="750">
            <text:p>750</text:p>
          </table:table-cell>
          <table:table-cell table:formula="of:=[.H4]/[.B4]" office:value-type="float" office:value="375">
            <text:p>375</text:p>
          </table:table-cell>
          <table:table-cell table:formula="of:=[.I4]/[.D4]" office:value-type="float" office:value="125">
            <text:p>1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Default" office:value-type="float" office:value="0">
            <text:p>0</text:p>
          </table:table-cell>
          <table:table-cell table:formula="of:=60/(23-(3*[.A5]))+(3*[.C5])" office:value-type="float" office:value="3.52941176470588">
            <text:p>3.5294117647</text:p>
          </table:table-cell>
          <table:table-cell table:formula="of:=[.B5]*[.D5]*[.$B$1]" office:value-type="float" office:value="88.2352941176471">
            <text:p>88.2352941176</text:p>
          </table:table-cell>
          <table:table-cell table:formula="of:=SUM([.$E$4:.E5])" office:value-type="float" office:value="118.235294117647">
            <text:p>118.2352941176</text:p>
          </table:table-cell>
          <table:table-cell office:value-type="float" office:value="4500">
            <text:p>4500</text:p>
          </table:table-cell>
          <table:table-cell table:formula="of:=[.G5]-[.G4]" office:value-type="float" office:value="3750">
            <text:p>3750</text:p>
          </table:table-cell>
          <table:table-cell table:formula="of:=[.H5]/[.B5]" office:value-type="float" office:value="750">
            <text:p>750</text:p>
          </table:table-cell>
          <table:table-cell table:formula="of:=[.I5]/[.D5]" office:value-type="float" office:value="212.5">
            <text:p>2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formula="of:=60/(23-(3*[.A6]))+(3*[.C6])" office:value-type="float" office:value="7.28571428571429">
            <text:p>7.2857142857</text:p>
          </table:table-cell>
          <table:table-cell table:formula="of:=[.B6]*[.D6]*[.$B$1]" office:value-type="float" office:value="364.285714285714">
            <text:p>364.2857142857</text:p>
          </table:table-cell>
          <table:table-cell table:formula="of:=SUM([.$E$4:.E6])" office:value-type="float" office:value="482.521008403361">
            <text:p>482.5210084034</text:p>
          </table:table-cell>
          <table:table-cell office:value-type="float" office:value="15500">
            <text:p>15500</text:p>
          </table:table-cell>
          <table:table-cell table:formula="of:=[.G6]-[.G5]" office:value-type="float" office:value="11000">
            <text:p>11000</text:p>
          </table:table-cell>
          <table:table-cell table:formula="of:=[.H6]/[.B6]" office:value-type="float" office:value="1100">
            <text:p>1100</text:p>
          </table:table-cell>
          <table:table-cell table:formula="of:=[.I6]/[.D6]" office:value-type="float" office:value="150.980392156863">
            <text:p>150.98039215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2">
            <text:p>2</text:p>
          </table:table-cell>
          <table:table-cell table:formula="of:=60/(23-(3*[.A7]))+(3*[.C7])" office:value-type="float" office:value="11.4545454545455">
            <text:p>11.4545454545</text:p>
          </table:table-cell>
          <table:table-cell table:formula="of:=[.B7]*[.D7]*[.$B$1]" office:value-type="float" office:value="859.090909090909">
            <text:p>859.0909090909</text:p>
          </table:table-cell>
          <table:table-cell table:formula="of:=SUM([.$E$4:.E7])" office:value-type="float" office:value="1341.61191749427">
            <text:p>1341.6119174943</text:p>
          </table:table-cell>
          <table:table-cell office:value-type="float" office:value="32500">
            <text:p>32500</text:p>
          </table:table-cell>
          <table:table-cell table:formula="of:=[.G7]-[.G6]" office:value-type="float" office:value="17000">
            <text:p>17000</text:p>
          </table:table-cell>
          <table:table-cell table:formula="of:=[.H7]/[.B7]" office:value-type="float" office:value="1133.33333333333">
            <text:p>1133.3333333333</text:p>
          </table:table-cell>
          <table:table-cell table:formula="of:=[.I7]/[.D7]" office:value-type="float" office:value="98.941798941799">
            <text:p>98.94179894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Default" office:value-type="float" office:value="3">
            <text:p>3</text:p>
          </table:table-cell>
          <table:table-cell table:formula="of:=60/(23-(3*[.A8]))+(3*[.C8])" office:value-type="float" office:value="16.5">
            <text:p>16.5</text:p>
          </table:table-cell>
          <table:table-cell table:formula="of:=[.B8]*[.D8]*[.$B$1]" office:value-type="float" office:value="1650">
            <text:p>1650</text:p>
          </table:table-cell>
          <table:table-cell table:formula="of:=SUM([.$E$4:.E8])" office:value-type="float" office:value="2991.61191749427">
            <text:p>2991.6119174943</text:p>
          </table:table-cell>
          <table:table-cell office:value-type="float" office:value="60000">
            <text:p>60000</text:p>
          </table:table-cell>
          <table:table-cell table:formula="of:=[.G8]-[.G7]" office:value-type="float" office:value="27500">
            <text:p>27500</text:p>
          </table:table-cell>
          <table:table-cell table:formula="of:=[.H8]/[.B8]" office:value-type="float" office:value="1375">
            <text:p>1375</text:p>
          </table:table-cell>
          <table:table-cell table:formula="of:=[.I8]/[.D8]" office:value-type="float" office:value="83.3333333333333">
            <text:p>83.3333333333</text:p>
          </table:table-cell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string">
            <text:p>base profit: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floor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total</text:p>
          </table:table-cell>
          <table:table-cell/>
          <table:table-cell table:style-name="ce2" office:value-type="string">
            <text:p>width</text:p>
          </table:table-cell>
          <table:table-cell table:style-name="ce2" office:value-type="string">
            <text:p>Profit %</text:p>
          </table:table-cell>
          <table:table-cell table:style-name="ce2" office:value-type="string">
            <text:p>Profit 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([.A17]*250)+250" office:value-type="float" office:value="500">
            <text:p>500</text:p>
          </table:table-cell>
          <table:table-cell table:formula="of:=SUM([.$B$17:.B17])" office:value-type="float" office:value="500">
            <text:p>500</text:p>
          </table:table-cell>
          <table:table-cell/>
          <table:table-cell office:value-type="float" office:value="1">
            <text:p>1</text:p>
          </table:table-cell>
          <table:table-cell table:formula="of:=([.E17]+1)/([.E17]+7)" office:value-type="float" office:value="0.25">
            <text:p>0.25</text:p>
          </table:table-cell>
          <table:table-cell table:formula="of:=[.$F$14]*[.E17]*[.F17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([.A18]*250)+250" office:value-type="float" office:value="750">
            <text:p>750</text:p>
          </table:table-cell>
          <table:table-cell table:formula="of:=SUM([.$B$17:.B18])" office:value-type="float" office:value="1250">
            <text:p>1250</text:p>
          </table:table-cell>
          <table:table-cell/>
          <table:table-cell office:value-type="float" office:value="2">
            <text:p>2</text:p>
          </table:table-cell>
          <table:table-cell table:formula="of:=([.E18]+1)/([.E18]+7)" office:value-type="float" office:value="0.333333333333333">
            <text:p>0.3333333333</text:p>
          </table:table-cell>
          <table:table-cell table:formula="of:=[.$F$14]*[.E18]*[.F18]" office:value-type="float" office:value="66.6666666666667">
            <text:p>66.6666666667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([.A19]*250)+250" office:value-type="float" office:value="1000">
            <text:p>1000</text:p>
          </table:table-cell>
          <table:table-cell table:formula="of:=SUM([.$B$17:.B19])" office:value-type="float" office:value="2250">
            <text:p>2250</text:p>
          </table:table-cell>
          <table:table-cell/>
          <table:table-cell office:value-type="float" office:value="3">
            <text:p>3</text:p>
          </table:table-cell>
          <table:table-cell table:formula="of:=([.E19]+1)/([.E19]+7)" office:value-type="float" office:value="0.4">
            <text:p>0.4</text:p>
          </table:table-cell>
          <table:table-cell table:formula="of:=[.$F$14]*[.E19]*[.F19]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([.A20]*250)+250" office:value-type="float" office:value="1250">
            <text:p>1250</text:p>
          </table:table-cell>
          <table:table-cell table:formula="of:=SUM([.$B$17:.B20])" office:value-type="float" office:value="3500">
            <text:p>3500</text:p>
          </table:table-cell>
          <table:table-cell/>
          <table:table-cell office:value-type="float" office:value="4">
            <text:p>4</text:p>
          </table:table-cell>
          <table:table-cell table:formula="of:=([.E20]+1)/([.E20]+7)" office:value-type="float" office:value="0.454545454545455">
            <text:p>0.4545454545</text:p>
          </table:table-cell>
          <table:table-cell table:formula="of:=[.$F$14]*[.E20]*[.F20]" office:value-type="float" office:value="181.818181818182">
            <text:p>181.818181818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([.A21]*250)+250" office:value-type="float" office:value="1500">
            <text:p>1500</text:p>
          </table:table-cell>
          <table:table-cell table:formula="of:=SUM([.$B$17:.B21])" office:value-type="float" office:value="5000">
            <text:p>5000</text:p>
          </table:table-cell>
          <table:table-cell/>
          <table:table-cell office:value-type="float" office:value="5">
            <text:p>5</text:p>
          </table:table-cell>
          <table:table-cell table:formula="of:=([.E21]+1)/([.E21]+7)" office:value-type="float" office:value="0.5">
            <text:p>0.5</text:p>
          </table:table-cell>
          <table:table-cell table:formula="of:=[.$F$14]*[.E21]*[.F21]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([.A22]*250)+250" office:value-type="float" office:value="1750">
            <text:p>1750</text:p>
          </table:table-cell>
          <table:table-cell table:formula="of:=SUM([.$B$17:.B22])" office:value-type="float" office:value="6750">
            <text:p>675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([.A23]*250)+250" office:value-type="float" office:value="2000">
            <text:p>2000</text:p>
          </table:table-cell>
          <table:table-cell table:formula="of:=SUM([.$B$17:.B23])" office:value-type="float" office:value="8750">
            <text:p>875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([.A24]*250)+250" office:value-type="float" office:value="2250">
            <text:p>2250</text:p>
          </table:table-cell>
          <table:table-cell table:formula="of:=SUM([.$B$17:.B24])" office:value-type="float" office:value="11000">
            <text:p>11000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([.A25]*250)+250" office:value-type="float" office:value="2500">
            <text:p>2500</text:p>
          </table:table-cell>
          <table:table-cell table:formula="of:=SUM([.$B$17:.B25])" office:value-type="float" office:value="13500">
            <text:p>13500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formula="of:=([.A26]*250)+250" office:value-type="float" office:value="2750">
            <text:p>2750</text:p>
          </table:table-cell>
          <table:table-cell table:formula="of:=SUM([.$B$17:.B26])" office:value-type="float" office:value="16250">
            <text:p>16250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formula="of:=([.A27]*250)+250" office:value-type="float" office:value="3000">
            <text:p>3000</text:p>
          </table:table-cell>
          <table:table-cell table:formula="of:=SUM([.$B$17:.B27])" office:value-type="float" office:value="19250">
            <text:p>19250</text:p>
          </table:table-cell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formula="of:=([.A28]*250)+250" office:value-type="float" office:value="3250">
            <text:p>3250</text:p>
          </table:table-cell>
          <table:table-cell table:formula="of:=SUM([.$B$17:.B28])" office:value-type="float" office:value="22500">
            <text:p>22500</text:p>
          </table:table-cell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formula="of:=([.A29]*250)+250" office:value-type="float" office:value="3500">
            <text:p>3500</text:p>
          </table:table-cell>
          <table:table-cell table:formula="of:=SUM([.$B$17:.B29])" office:value-type="float" office:value="26000">
            <text:p>26000</text:p>
          </table:table-cell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formula="of:=([.A30]*250)+250" office:value-type="float" office:value="3750">
            <text:p>3750</text:p>
          </table:table-cell>
          <table:table-cell table:formula="of:=SUM([.$B$17:.B30])" office:value-type="float" office:value="29750">
            <text:p>29750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([.A31]*250)+250" office:value-type="float" office:value="4000">
            <text:p>4000</text:p>
          </table:table-cell>
          <table:table-cell table:formula="of:=SUM([.$B$17:.B31])" office:value-type="float" office:value="33750">
            <text:p>33750</text:p>
          </table:table-cell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formula="of:=([.A32]*250)+250" office:value-type="float" office:value="4250">
            <text:p>4250</text:p>
          </table:table-cell>
          <table:table-cell table:formula="of:=SUM([.$B$17:.B32])" office:value-type="float" office:value="38000">
            <text:p>3800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([.A33]*500)+500" office:value-type="float" office:value="1000">
            <text:p>1000</text:p>
          </table:table-cell>
          <table:table-cell table:formula="of:=SUM([.$B$33:.B33])"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formula="of:=([.A34]*500)+500" office:value-type="float" office:value="1500">
            <text:p>1500</text:p>
          </table:table-cell>
          <table:table-cell table:formula="of:=SUM([.$B$33:.B34])" office:value-type="float" office:value="2500">
            <text:p>25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formula="of:=([.A35]*500)+500" office:value-type="float" office:value="2000">
            <text:p>2000</text:p>
          </table:table-cell>
          <table:table-cell table:formula="of:=SUM([.$B$33:.B35])" office:value-type="float" office:value="4500">
            <text:p>4500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formula="of:=([.A36]*500)+500" office:value-type="float" office:value="2500">
            <text:p>2500</text:p>
          </table:table-cell>
          <table:table-cell table:formula="of:=SUM([.$B$33:.B36])" office:value-type="float" office:value="7000">
            <text:p>700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formula="of:=([.A37]*500)+500" office:value-type="float" office:value="3000">
            <text:p>3000</text:p>
          </table:table-cell>
          <table:table-cell table:formula="of:=SUM([.$B$33:.B37])" office:value-type="float" office:value="10000">
            <text:p>1000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formula="of:=([.A38]*500)+500" office:value-type="float" office:value="3500">
            <text:p>3500</text:p>
          </table:table-cell>
          <table:table-cell table:formula="of:=SUM([.$B$33:.B38])" office:value-type="float" office:value="13500">
            <text:p>1350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formula="of:=([.A39]*500)+500" office:value-type="float" office:value="4000">
            <text:p>4000</text:p>
          </table:table-cell>
          <table:table-cell table:formula="of:=SUM([.$B$33:.B39])" office:value-type="float" office:value="17500">
            <text:p>17500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([.A40]*500)+500" office:value-type="float" office:value="4500">
            <text:p>4500</text:p>
          </table:table-cell>
          <table:table-cell table:formula="of:=SUM([.$B$33:.B40])" office:value-type="float" office:value="22000">
            <text:p>22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 style:data-style-name="N2" text:time-value="0000-00-00T21:51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4:16:47</meta:creation-date>
    <dc:date>2012-12-14T22:16:31</dc:date>
    <meta:editing-duration>PT1H2M55S</meta:editing-duration>
    <meta:editing-cycles>7</meta:editing-cycles>
    <meta:generator>LibreOffice/3.6$Linux_X86_64 LibreOffice_project/360m1$Build-2</meta:generator>
    <meta:document-statistic meta:table-count="1" meta:cell-count="157" meta:object-count="0"/>
  </office:meta>
</office:document-meta>
</file>